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0000000A082EC287D12C587CD.png" manifest:media-type="image/png"/>
  <manifest:file-entry manifest:full-path="Pictures/100004B500000D3B00000D3B37041B68F04BD41B.svg" manifest:media-type="image/svg+xml"/>
  <manifest:file-entry manifest:full-path="Pictures/10000201000000A1000000A18C241D1092614D28.png" manifest:media-type="image/png"/>
  <manifest:file-entry manifest:full-path="Pictures/1000029100000D5500000D55A9F86E0A5A7D1AEB.svg" manifest:media-type="image/svg+xml"/>
  <manifest:file-entry manifest:full-path="Pictures/10000201000000A1000000A13BFCCAC244209EF6.png" manifest:media-type="image/png"/>
  <manifest:file-entry manifest:full-path="Pictures/100008FC00000D5500000D55B4F4B9174EDDF28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1.716cm" fo:min-width="3.466cm" fo:padding-top="0.142cm" fo:padding-bottom="0.142cm" fo:padding-left="0.267cm" fo:padding-right="0.267cm" loext:glow-radius="0cm" loext:softedge-radius="0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1.10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1.074cm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fo:font-size="20.7999992370605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fo:font-size="20.7999992370605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4cm" svg:height="2cm" svg:x="13cm" svg:y="5cm">
          <text:p text:style-name="P1"><text:span text:style-name="T1">Табло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046cm" svg:x="7cm" svg:y="1cm">
          <draw:image xlink:href="Pictures/100008FC00000D5500000D55B4F4B9174EDDF28C.svg" xlink:type="simple" xlink:show="embed" xlink:actuate="onLoad" draw:mime-type="image/svg+xml">
            <text:p/>
          </draw:image>
          <draw:image xlink:href="Pictures/10000201000000A1000000A13BFCCAC244209EF6.png" xlink:type="simple" xlink:show="embed" xlink:actuate="onLoad" draw:mime-type="image/png"/>
        </draw:frame>
        <draw:frame draw:style-name="gr2" draw:text-style-name="P3" draw:layer="layout" svg:width="1cm" svg:height="1.046cm" svg:x="7cm" svg:y="5cm">
          <draw:image xlink:href="Pictures/1000029100000D5500000D55A9F86E0A5A7D1AEB.svg" xlink:type="simple" xlink:show="embed" xlink:actuate="onLoad" draw:mime-type="image/svg+xml">
            <text:p/>
          </draw:image>
          <draw:image xlink:href="Pictures/10000201000000A1000000A18C241D1092614D28.png" xlink:type="simple" xlink:show="embed" xlink:actuate="onLoad" draw:mime-type="image/png"/>
        </draw:frame>
        <draw:frame draw:style-name="gr2" draw:text-style-name="P3" draw:layer="layout" svg:width="1cm" svg:height="1.046cm" svg:x="10cm" svg:y="1cm">
          <draw:image xlink:href="Pictures/100004B500000D3B00000D3B37041B68F04BD41B.svg" xlink:type="simple" xlink:show="embed" xlink:actuate="onLoad" draw:mime-type="image/svg+xml">
            <text:p/>
          </draw:image>
          <draw:image xlink:href="Pictures/10000201000000A0000000A082EC287D12C587CD.png" xlink:type="simple" xlink:show="embed" xlink:actuate="onLoad" draw:mime-type="image/png"/>
        </draw:frame>
        <draw:custom-shape draw:style-name="gr1" draw:text-style-name="P2" draw:layer="layout" svg:width="4cm" svg:height="2cm" svg:x="7cm" svg:y="1cm">
          <text:p text:style-name="P1"><text:span text:style-name="T1">ВПИ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7cm" svg:y="5cm">
          <text:p text:style-name="P1"><text:span text:style-name="T1">ВПО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046cm" svg:x="1cm" svg:y="4.954cm">
          <draw:image xlink:href="Pictures/100008FC00000D5500000D55B4F4B9174EDDF28C.svg" xlink:type="simple" xlink:show="embed" xlink:actuate="onLoad" draw:mime-type="image/svg+xml">
            <text:p/>
          </draw:image>
          <draw:image xlink:href="Pictures/10000201000000A1000000A13BFCCAC244209EF6.png" xlink:type="simple" xlink:show="embed" xlink:actuate="onLoad" draw:mime-type="image/png"/>
        </draw:frame>
        <draw:frame draw:style-name="gr2" draw:text-style-name="P3" draw:layer="layout" svg:width="1cm" svg:height="1.046cm" svg:x="4cm" svg:y="4.954cm">
          <draw:image xlink:href="Pictures/100004B500000D3B00000D3B37041B68F04BD41B.svg" xlink:type="simple" xlink:show="embed" xlink:actuate="onLoad" draw:mime-type="image/svg+xml">
            <text:p/>
          </draw:image>
          <draw:image xlink:href="Pictures/10000201000000A0000000A082EC287D12C587CD.png" xlink:type="simple" xlink:show="embed" xlink:actuate="onLoad" draw:mime-type="image/png"/>
        </draw:frame>
        <draw:custom-shape draw:style-name="gr1" draw:text-style-name="P2" draw:layer="layout" svg:width="4cm" svg:height="2cm" svg:x="1cm" svg:y="5cm">
          <text:p text:style-name="P1"><text:span text:style-name="T1">Панель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046cm" svg:x="13cm" svg:y="5cm">
          <draw:image xlink:href="Pictures/1000029100000D5500000D55A9F86E0A5A7D1AEB.svg" xlink:type="simple" xlink:show="embed" xlink:actuate="onLoad" draw:mime-type="image/svg+xml">
            <text:p/>
          </draw:image>
          <draw:image xlink:href="Pictures/10000201000000A1000000A18C241D1092614D28.png" xlink:type="simple" xlink:show="embed" xlink:actuate="onLoad" draw:mime-type="image/png"/>
        </draw:frame>
        <draw:custom-shape draw:style-name="gr3" draw:text-style-name="P3" draw:layer="layout" svg:width="2cm" svg:height="0.5cm" svg:x="11cm" svg:y="5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2cm" svg:height="0.5cm" svg:x="5cm" svg:y="5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2cm" svg:height="0.5cm" draw:transform="rotate (1.5707963267949) translate (8.75cm 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6:13.358683618</meta:creation-date>
    <dc:date>2022-05-06T22:33:15.023036736</dc:date>
    <meta:editing-duration>PT17M16S</meta:editing-duration>
    <meta:editing-cycles>6</meta:editing-cycles>
    <meta:generator>LibreOffice/7.0.4.2$Linux_X86_64 LibreOffice_project/00$Build-2</meta:generator>
    <meta:document-statistic meta:object-count="13"/>
  </office:meta>
</office:document-meta>
</file>